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adornments="Regular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, sans-serif"/>
    <style:font-face style:name="times new roman" svg:font-family="'times new roman', serif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left="0in" fo:margin-right="0in" fo:margin-top="0in" fo:margin-bottom="0in" fo:text-align="center" style:justify-single-word="false" fo:text-indent="0in" style:auto-text-indent="false" style:page-number="auto"/>
      <style:text-properties style:font-name="times new roman" fo:font-size="12pt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/>
    </style:style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Text_20_body">
      <style:paragraph-properties fo:margin-top="0in" fo:margin-bottom="0in"/>
      <style:text-properties style:font-name="times new roman" fo:font-size="12pt"/>
    </style:style>
    <style:style style:name="P5" style:family="paragraph" style:parent-style-name="Text_20_body" style:list-style-name="L4">
      <style:paragraph-properties fo:margin-top="0in" fo:margin-bottom="0in"/>
      <style:text-properties style:font-name="times new roman" fo:font-size="12pt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>
      <style:paragraph-properties fo:margin-top="0in" fo:margin-bottom="0in"/>
      <style:text-properties style:use-window-font-color="true"/>
    </style:style>
    <style:style style:name="P8" style:family="paragraph" style:parent-style-name="Text_20_body">
      <style:paragraph-properties fo:margin-top="0in" fo:margin-bottom="0in"/>
      <style:text-properties style:use-window-font-color="true" style:font-name="times new roman" fo:font-size="12pt" style:text-underline-style="none"/>
    </style:style>
    <style:style style:name="P9" style:family="paragraph" style:parent-style-name="Text_20_body">
      <style:paragraph-properties fo:margin-top="0in" fo:margin-bottom="0in"/>
      <style:text-properties style:use-window-font-color="true" style:text-underline-style="none"/>
    </style:style>
    <style:style style:name="P10" style:family="paragraph" style:parent-style-name="Text_20_body" style:list-style-name="L5">
      <style:paragraph-properties fo:margin-top="0in" fo:margin-bottom="0in"/>
      <style:text-properties style:use-window-font-color="true" style:text-underline-style="none"/>
    </style:style>
    <style:style style:name="P11" style:family="paragraph" style:parent-style-name="Text_20_body" style:list-style-name="L5">
      <style:paragraph-properties fo:margin-top="0in" fo:margin-bottom="0in">
        <style:tab-stops>
          <style:tab-stop style:position="4.9902in"/>
        </style:tab-stops>
      </style:paragraph-properties>
      <style:text-properties style:use-window-font-color="true" style:text-underline-style="none"/>
    </style:style>
    <style:style style:name="P12" style:family="paragraph" style:parent-style-name="Text_20_body">
      <style:paragraph-properties fo:margin-top="0in" fo:margin-bottom="0in"/>
      <style:text-properties fo:language="ru" fo:country="RU"/>
    </style:style>
    <style:style style:name="P13" style:family="paragraph" style:parent-style-name="Text_20_body">
      <style:paragraph-properties fo:margin-top="0in" fo:margin-bottom="0in" fo:background-color="transparent">
        <style:background-image/>
      </style:paragraph-properties>
      <style:text-properties style:use-window-font-color="true" style:text-underline-style="non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14pt" fo:language="ru" fo:country="RU" style:font-size-asian="14pt" style:font-size-complex="14pt"/>
    </style:style>
    <style:style style:name="P17" style:family="paragraph" style:parent-style-name="Standard">
      <style:text-properties style:text-underline-style="none"/>
    </style:style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in" fo:text-indent="0in" style:auto-text-indent="false"/>
      <style:text-properties style:use-window-font-color="true" style:font-name="times new roman" fo:font-size="12pt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color="#1f497d"/>
    </style:style>
    <style:style style:name="T5" style:family="text">
      <style:text-properties fo:color="#1f497d" style:font-name="calibri" fo:font-size="11pt" fo:language="en" fo:country="US" style:font-size-asian="14pt" style:font-size-complex="14pt"/>
    </style:style>
    <style:style style:name="T6" style:family="text">
      <style:text-properties fo:color="#1f497d" style:font-name="calibri" fo:font-size="11pt" fo:language="ru" fo:country="RU" style:text-underline-style="solid" style:text-underline-width="auto" style:text-underline-color="font-color"/>
    </style:style>
    <style:style style:name="T7" style:family="text">
      <style:text-properties fo:color="#1f497d" style:font-name="calibri" fo:font-size="11pt" style:text-underline-style="solid" style:text-underline-width="auto" style:text-underline-color="font-color"/>
    </style:style>
    <style:style style:name="T8" style:family="text">
      <style:text-properties fo:color="#1f497d" fo:language="en" fo:country="US"/>
    </style:style>
    <style:style style:name="T9" style:family="text">
      <style:text-properties fo:color="#1f497d" fo:language="en" fo:country="US" style:text-underline-style="solid" style:text-underline-width="auto" style:text-underline-color="font-color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font-name="calibri" fo:font-size="11pt" fo:language="ru" fo:country="RU"/>
    </style:style>
    <style:style style:name="T14" style:family="text">
      <style:text-properties style:font-name="calibri" fo:font-size="11pt" fo:language="ru" fo:country="RU" style:text-underline-style="solid" style:text-underline-width="auto" style:text-underline-color="font-color"/>
    </style:style>
    <style:style style:name="T15" style:family="text">
      <style:text-properties style:font-name="calibri" fo:font-size="11pt" fo:language="en" fo:country="US"/>
    </style:style>
    <style:style style:name="T16" style:family="text">
      <style:text-properties style:font-name="Symbol1" fo:language="en" fo:country="US" style:font-name-asian="Symbol1" style:font-name-complex="Symbol1"/>
    </style:style>
    <style:style style:name="T17" style:family="text">
      <style:text-properties style:font-name="Arial1" fo:language="ru" fo:country="RU"/>
    </style:style>
    <style:style style:name="T18" style:family="text">
      <style:text-properties style:font-name="Arial1" fo:language="en" fo:country="US"/>
    </style:style>
    <style:style style:name="T19" style:family="text">
      <style:text-properties style:use-window-font-color="true" style:font-name="calibri" fo:font-size="11pt" fo:language="ru" fo:country="RU" style:text-underline-style="none"/>
    </style:style>
    <style:style style:name="T20" style:family="text">
      <style:text-properties style:use-window-font-color="true" style:font-name="calibri" fo:font-size="11pt" fo:language="ru" fo:country="RU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/></text:p>
      <text:p text:style-name="P14"><text:span text:style-name="T1">Проект ТЗ.</text:span></text:p>
      <text:p text:style-name="P15"><text:span text:style-name="T1">Разработка блока коммутации для измерительного комплекса </text:span></text:p>
      <text:p text:style-name="P16"><text:span text:style-name="T9">RUST.ZM-12.400.00.00</text:span><text:span text:style-name="T4"> </text:span><text:span text:style-name="T8">Seebeck measurement system (longitudinally)</text:span></text:p>
      <text:p text:style-name="Standard"><text:bookmark text:name="Bookmark"/></text:p>
      <text:list xml:id="list3717145182487788494" text:style-name="L2">
        <text:list-item>
          <text:p text:style-name="P18"><text:span text:style-name="T2">Назначение</text:span></text:p>
        </text:list-item>
      </text:list>
      <text:p text:style-name="Standard"><text:span text:style-name="T2"/></text:p>
      <text:p text:style-name="P17">Блок коммутации предназначен для переключения измерительных контактов измерительного прибора( ИП), входящего в состав комплекса (вольтметра В7-78) между 24 контрольными точками и передачи информации в память входящего в состав комплекса персонального компьютера (ПК), под управлением ОС <text:span text:style-name="T3">MS</text:span> <text:span text:style-name="T3">Windows, </text:span><text:span text:style-name="T10">с подключенным локальным (ЛП) или сетевым <text:s/>принтером <text:s/>(СП) для печати протокола измерений</text:span><text:span text:style-name="T3">.</text:span> </text:p>
      <text:p text:style-name="P17"/>
      <text:list xml:id="list6947939952637856113" text:style-name="L3">
        <text:list-item>
          <text:p text:style-name="P19"><text:span text:style-name="T2">Принцип работы изделия</text:span></text:p>
        </text:list-item>
      </text:list>
      <text:p text:style-name="Standard"><text:span text:style-name="T2"/></text:p>
      <text:p text:style-name="P17">Переключения производятся при помощи электромагнитных реле, управляемых при помощи микроконтроллера, который после переключения на очередную контрольную точку дает команду на считывание показаний ИП через интерфейс <text:span text:style-name="T3">USB </text:span>в память ПК, <text:span text:style-name="T10">с формированием текстового файла «</text:span><text:span text:style-name="T3">24.txt</text:span><text:span text:style-name="T10">».</text:span></text:p>
      <text:p text:style-name="P17"><text:span text:style-name="T10"/></text:p>
      <text:p text:style-name="P17"><text:span text:style-name="T10"/></text:p>
      <text:list xml:id="list6709949911845855626" text:style-name="L4">
        <text:list-item>
          <text:p text:style-name="P20"><text:span text:style-name="T11">Формат текстового файла</text:span></text:p>
        </text:list-item>
      </text:list>
      <text:p text:style-name="P17"><text:span text:style-name="T10">Текстовый файл состоит из строк, по количеству числа измерений. Всего 24 строки.</text:span></text:p>
      <text:p text:style-name="P17"><text:span text:style-name="T10">Первая запись в строке — порядковый номер контрольной точки, в которой проводилось измерение.</text:span></text:p>
      <text:p text:style-name="P17"><text:span text:style-name="T10">Вторая запись — отладочная информация, которая <text:s/>не должна учитываться при дальнейшей работе</text:span></text:p>
      <text:p text:style-name="P17"><text:span text:style-name="T10">Третья запись — значение показания прибора в текущей контрольной точке.</text:span></text:p>
      <text:p text:style-name="P17"><text:span text:style-name="T10"/></text:p>
      <text:p text:style-name="Standard"><text:span text:style-name="T11"/></text:p>
      <text:p text:style-name="Standard"><text:span text:style-name="T11"/></text:p>
      <text:list xml:id="list37261787" text:continue-numbering="true" text:style-name="L4">
        <text:list-item>
          <text:p text:style-name="P20"><text:span text:style-name="T11">Формат <text:s/>показаний прибора и пределы измерений</text:span></text:p>
        </text:list-item>
      </text:list>
      <text:p text:style-name="P17"><text:span text:style-name="T10">Пределы измерений прибора устанавливаются в пределах <text:s/></text:span><text:span text:style-name="T16"></text:span><text:span text:style-name="T10"> 3000 </text:span><text:span text:style-name="T17">μ</text:span><text:span text:style-name="T18">V.</text:span></text:p>
      <text:p text:style-name="Standard"><text:span text:style-name="T12">запись показаний производится в експоненциальной форме в виде мантиссы и десятичной дроби.</text:span></text:p>
      <text:p text:style-name="Standard"><text:span text:style-name="T11"/></text:p>
      <text:p text:style-name="Standard"><text:soft-page-break/><text:span text:style-name="T11"/></text:p>
      <text:p text:style-name="P17"><text:span text:style-name="T10"/></text:p>
      <text:p text:style-name="P17"><text:span text:style-name="T10"/></text:p>
      <text:p text:style-name="Standard"><text:span text:style-name="T11"/></text:p>
      <text:list xml:id="list37259937" text:continue-numbering="true" text:style-name="L4">
        <text:list-header>
          <text:p text:style-name="P6"><text:span text:style-name="T6"/></text:p>
        </text:list-header>
        <text:list-item>
          <text:p text:style-name="P6"><text:span text:style-name="T6">Наименование <text:s/>и обозначение изделия.</text:span></text:p>
        </text:list-item>
      </text:list>
      <text:p text:style-name="P3"><text:span text:style-name="T6"/></text:p>
      <text:p text:style-name="P22"><text:span text:style-name="T13">Изделию присваивается наименование «Блок коммутации» и обозначение <text:s/>«</text:span><text:span text:style-name="T15">RUST</text:span><text:span text:style-name="T13">.</text:span><text:span text:style-name="T15">ZM</text:span><text:span text:style-name="T13">-12.402.00.00» <text:s/></text:span></text:p>
      <text:p text:style-name="P22"><text:span text:style-name="T13"/></text:p>
      <text:p text:style-name="P21"><text:span text:style-name="T19">Составные части изделия , их наименование и их обозначения выбираются разработчиком, исходя из требований ЕСКД и единого классификатора </text:span><text:span text:style-name="T6">Общероссийский классификатор изделий и конструкторских документов ОК 012-93</text:span></text:p>
      <text:p text:style-name="P3"><text:span text:style-name="T6"/></text:p>
      <text:p text:style-name="P3"><text:span text:style-name="T6"/></text:p>
      <text:p text:style-name="P3"><text:span text:style-name="T6"/></text:p>
      <text:list xml:id="list37251931" text:continue-numbering="true" text:style-name="L4">
        <text:list-item>
          <text:p text:style-name="P6"><text:span text:style-name="T6">Документация</text:span></text:p>
        </text:list-item>
      </text:list>
      <text:p text:style-name="P3"><text:span text:style-name="T6"/></text:p>
      <text:p text:style-name="P13"><text:span text:style-name="T13">Комплект документации (КД) на изделие должен включать пакет документов, согласно правилам ескд, действующим на момент начала разработки (утверждения ТЗ)</text:span></text:p>
      <text:p text:style-name="P21"><text:span text:style-name="T13"/></text:p>
      <text:p text:style-name="P21"><text:span text:style-name="T6"/></text:p>
      <text:list xml:id="list37273346" text:continue-numbering="true" text:style-name="L4">
        <text:list-item>
          <text:p text:style-name="P5"><text:span text:style-name="T6">Форм фактор.</text:span></text:p>
        </text:list-item>
      </text:list>
      <text:p text:style-name="P3"><text:span text:style-name="T6"/></text:p>
      <text:p text:style-name="P22"><text:span text:style-name="T13">Изделие размещается в отдельном корпусе из листового металла, на передней и задней панели размещаются выводы для подключения соединителей измерительных контактов, информационных интерфейсов.</text:span></text:p>
      <text:p text:style-name="P22"><text:span text:style-name="T13">На передней панели также размещаются кнопка включения питания изделия и индикатор включения питания изделия.</text:span></text:p>
      <text:p text:style-name="P22"><text:span text:style-name="T13">Корпус может быть использован от имеющейся модели блока либо вновь разработанный.</text:span></text:p>
      <text:p text:style-name="P22"><text:span text:style-name="T13"/></text:p>
      <text:p text:style-name="P9"><text:span text:style-name="T13"/></text:p>
      <text:p text:style-name="P7"><text:span text:style-name="T14"/></text:p>
      <text:list xml:id="list37264834" text:continue-numbering="true" text:style-name="L4">
        <text:list-item>
          <text:p text:style-name="P6"><text:span text:style-name="T6">питание</text:span></text:p>
        </text:list-item>
      </text:list>
      <text:p text:style-name="P22"><text:span text:style-name="T13"/></text:p>
      <text:p text:style-name="P22"><text:span text:style-name="T13">Питание изделия производится от электрической сети с параметрами 220 В, 50 Гц. </text:span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list xml:id="list37257951" text:continue-numbering="true" text:style-name="L4">
        <text:list-header>
          <text:p text:style-name="P6"><text:span text:style-name="T6"/></text:p>
        </text:list-header>
        <text:list-item>
          <text:p text:style-name="P6"><text:span text:style-name="T6">Перечень имеющихся <text:s/>сокращений</text:span></text:p>
        </text:list-item>
      </text:list>
      <text:p text:style-name="P3"><text:span text:style-name="T6"/></text:p>
      <text:p text:style-name="P22"><text:span text:style-name="T13">ИП измерительный прибор</text:span></text:p>
      <text:p text:style-name="P22"><text:span text:style-name="T13">КД конструкторская документация</text:span></text:p>
      <text:p text:style-name="P22"><text:span text:style-name="T13">ЛП Локальный принтер</text:span></text:p>
      <text:p text:style-name="P22"><text:span text:style-name="T13">ПК персональный компьютер</text:span></text:p>
      <text:p text:style-name="P22"><text:span text:style-name="T13">СП сетевой принтер</text:span></text:p>
      <text:p text:style-name="P22"><text:soft-page-break/><text:span text:style-name="T6"/></text:p>
      <text:p text:style-name="P22"><text:span text:style-name="T6"/></text:p>
      <text:list xml:id="list37250080" text:continue-numbering="true" text:style-name="L4">
        <text:list-item>
          <text:p text:style-name="P6"><text:span text:style-name="T6">Приложения</text:span></text:p>
        </text:list-item>
      </text:list>
      <text:p text:style-name="P3"><text:span text:style-name="T19"/></text:p>
      <text:list xml:id="list8390898195141650244" text:style-name="L5">
        <text:list-item>
          <text:p text:style-name="P10"><text:span text:style-name="T13">Распечатка образца протокола измерений <text:s/>- 1лист.</text:span></text:p>
        </text:list-item>
        <text:list-item>
          <text:p text:style-name="P11"><text:span text:style-name="T13">Эскизная схема соединений комплекса RUST.ZM-12.400.00.00 , с подключенным блоком измерений RUST.ZM-12.402.00.00 .</text:span></text:p>
        </text:list-item>
      </text:list>
      <text:p text:style-name="P9"><text:span text:style-name="T13"/></text:p>
      <text:p text:style-name="P8"><text:span text:style-name="T13"/></text:p>
      <text:p text:style-name="P3"><text:span text:style-name="T6">Утверждаю </text:span></text:p>
      <text:p text:style-name="P3"><text:span text:style-name="T6"/></text:p>
      <text:p text:style-name="P3"><text:span text:style-name="T6">Ген. Директор ООО Рустек …..................................</text:span></text:p>
      <text:p text:style-name="P12"><text:span text:style-name="T7"/></text:p>
      <text:p text:style-name="P12"><text:span text:style-name="T7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pan text:style-name="T6"/></text:p>
      <text:p text:style-name="P2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adornments="Regular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, sans-serif"/>
    <style:font-face style:name="times new roman" svg:font-family="'times new roman', serif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o</meta:initial-creator>
    <meta:editing-cycles>9</meta:editing-cycles>
    <meta:creation-date>2021-08-04T04:07:00</meta:creation-date>
    <dc:date>2021-08-08T17:03:34.73</dc:date>
    <meta:editing-duration>P1DT4H30M23S</meta:editing-duration>
    <meta:generator>OpenOffice/4.1.7$Win32 OpenOffice.org_project/417m1$Build-9800</meta:generator>
    <meta:print-date>2021-08-07T15:28:40.15</meta:print-date>
    <meta:document-statistic meta:table-count="0" meta:image-count="0" meta:object-count="0" meta:page-count="3" meta:paragraph-count="37" meta:word-count="352" meta:character-count="27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